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loext="urn:org:documentfoundation:names:experimental:office:xmlns:loext:1.0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iberation Sans" svg:font-family="'Liberation Sans'"/>
    <style:font-face style:name="Tahoma1" svg:font-family="Tahoma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Text_20_body">
      <style:paragraph-properties loext:contextual-spacing="false" fo:margin-top="0cm" fo:margin-bottom="0.499cm"/>
    </style:style>
    <style:style style:name="P2" style:family="paragraph" style:parent-style-name="Text_20_body">
      <style:paragraph-properties loext:contextual-spacing="false" fo:margin-top="0cm" fo:margin-bottom="0.499cm"/>
    </style:style>
    <style:style style:name="P3" style:family="paragraph" style:parent-style-name="Text_20_body">
      <style:paragraph-properties loext:contextual-spacing="false" fo:margin-top="0cm" fo:margin-bottom="0.499cm" fo:text-align="justify" style:justify-single-word="false"/>
      <style:text-properties style:font-name="Arial1" fo:font-size="11pt" style:font-size-asian="11pt" style:font-size-complex="11pt"/>
    </style:style>
    <style:style style:name="P4" style:family="paragraph" style:parent-style-name="Header">
      <style:paragraph-properties>
        <style:tab-stops/>
      </style:paragraph-properties>
      <style:text-properties style:font-name="Arial1"/>
    </style:style>
    <style:style style:name="P5" style:family="paragraph" style:parent-style-name="Standard"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11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12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13" style:family="paragraph" style:parent-style-name="Standard">
      <style:text-properties fo:color="#000000" style:font-name="Arial1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color="#800000" style:font-name="Arial1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weight-complex="bold" style:text-emphasize="none"/>
    </style:style>
    <style:style style:name="P16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9" style:family="paragraph" style:parent-style-name="Text_20_body">
      <style:paragraph-properties fo:text-align="justify" style:justify-single-word="false"/>
      <style:text-properties style:font-name="Arial1" fo:font-size="8pt" style:font-size-asian="8pt" style:font-size-complex="8pt"/>
    </style:style>
    <style:style style:name="P20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22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8pt" style:font-size-asian="8pt" style:font-size-complex="8pt"/>
    </style:style>
    <style:style style:name="P23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24" style:family="paragraph" style:parent-style-name="Text_20_body" style:master-page-name="">
      <style:paragraph-properties fo:margin-left="0cm" fo:margin-right="0cm" fo:text-align="justify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style:font-name="Arial1" fo:font-size="11pt" style:letter-kerning="false" style:font-size-asian="11pt" style:font-size-complex="11pt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 fo:background-color="transparent" style:shadow="none" style:vertical-align="auto">
        <style:tab-stops/>
        <style:background-image/>
      </style:paragraph-properties>
      <style:text-properties style:font-name="Arial1" fo:font-size="11pt" style:letter-kerning="false" style:font-size-asian="11pt" style:font-size-complex="11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27" style:family="paragraph" style:parent-style-name="Standard">
      <style:paragraph-properties loext:contextual-spacing="false" fo:margin-left="0cm" fo:margin-right="0cm" fo:margin-top="0cm" fo:margin-bottom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28" style:family="paragraph" style:parent-style-name="Texte_20_de_20_saisie">
      <style:text-properties style:font-name="Arial1" fo:font-size="8pt" style:font-size-asian="8pt" style:font-size-complex="8pt"/>
    </style:style>
    <style:style style:name="P29" style:family="paragraph" style:parent-style-name="Text_20_body" style:master-page-name="">
      <style:paragraph-properties loext:contextual-spacing="false"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30" style:family="paragraph" style:parent-style-name="Text_20_body">
      <style:paragraph-properties loext:contextual-spacing="false" fo:margin-left="0.818cm" fo:margin-right="0.101cm" fo:margin-top="0cm" fo:margin-bottom="0cm" fo:text-indent="0cm" style:auto-text-indent="false"/>
    </style:style>
    <style:style style:name="P31" style:family="paragraph" style:parent-style-name="Text_20_body">
      <style:paragraph-properties loext:contextual-spacing="false" fo:margin-left="0.818cm" fo:margin-right="0.101cm" fo:margin-top="0cm" fo:margin-bottom="0cm" fo:text-indent="0cm" style:auto-text-indent="false"/>
      <style:text-properties style:font-name="Arial"/>
    </style:style>
    <style:style style:name="P32" style:family="paragraph" style:parent-style-name="Text_20_body">
      <style:paragraph-properties loext:contextual-spacing="false" fo:margin-left="0cm" fo:margin-right="0.101cm" fo:margin-top="0cm" fo:margin-bottom="0cm" fo:text-indent="0cm" style:auto-text-indent="false"/>
    </style:style>
    <style:style style:name="P33" style:family="paragraph" style:parent-style-name="Text_20_body">
      <style:paragraph-properties loext:contextual-spacing="false" fo:margin-left="0cm" fo:margin-right="0.101cm" fo:margin-top="0cm" fo:margin-bottom="0cm" fo:text-indent="0cm" style:auto-text-indent="false"/>
      <style:text-properties style:font-name="Arial"/>
    </style:style>
    <style:style style:name="P34" style:family="paragraph" style:parent-style-name="Text_20_body">
      <style:paragraph-properties loext:contextual-spacing="false" fo:margin-left="0.183cm" fo:margin-right="3.134cm" fo:margin-top="0cm" fo:margin-bottom="0cm" fo:text-indent="0cm" style:auto-text-indent="false"/>
      <style:text-properties style:font-name="Arial"/>
    </style:style>
    <style:style style:name="P35" style:family="paragraph" style:parent-style-name="Standard">
      <style:paragraph-properties fo:margin-left="0.026cm" fo:margin-right="0cm" fo:text-align="center" style:justify-single-word="false" fo:text-indent="0cm" style:auto-text-indent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36" style:family="paragraph" style:parent-style-name="Prénom_20_NOM">
      <style:paragraph-properties fo:text-align="start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37" style:family="paragraph" style:parent-style-name="Prénom_20_NOM" style:master-page-name="">
      <style:paragraph-properties fo:margin-left="7.999cm" fo:margin-right="0cm" fo:text-align="start" style:justify-single-word="false" fo:text-indent="-7.601cm" style:auto-text-indent="false" style:page-number="auto" fo:background-color="transparent" style:shadow="none" style:vertical-align="auto">
        <style:tab-stops/>
        <style:background-image/>
      </style:paragraph-properties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P38" style:family="paragraph" style:parent-style-name="Text_20_body" style:master-page-name="First_20_Page">
      <style:paragraph-properties loext:contextual-spacing="false"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39" style:family="paragraph" style:parent-style-name="Standard">
      <style:paragraph-properties loext:contextual-spacing="false"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normal" fo:background-color="transparent" style:font-name-asian="Times New Roman" style:font-size-asian="11pt" style:font-weight-asian="normal" style:font-name-complex="Arial1" style:font-size-complex="11pt" style:font-weight-complex="normal"/>
    </style:style>
    <style:style style:name="T1" style:family="text">
      <style:text-properties style:font-name="Times New Roman1" fo:font-size="10pt"/>
    </style:style>
    <style:style style:name="T2" style:family="text">
      <style:text-properties style:font-name="Arial"/>
    </style:style>
    <style:style style:name="T3" style:family="text">
      <style:text-properties style:font-name="Arial" fo:font-size="9pt"/>
    </style:style>
    <style:style style:name="T4" style:family="text">
      <style:text-properties style:font-name="Arial" fo:background-color="#ffff00" loext:char-shading-value="0"/>
    </style:style>
    <style:style style:name="T5" style:family="text">
      <style:text-properties style:font-name="Arial" fo:language="fr" fo:country="FR"/>
    </style:style>
    <style:style style:name="T6" style:family="text">
      <style:text-properties style:font-name="Arial1" style:font-name-complex="Arial1"/>
    </style:style>
    <style:style style:name="T7" style:family="text">
      <style:text-properties style:font-name="Arial1" style:font-name-complex="Arial1" style:font-size-complex="11pt"/>
    </style:style>
    <style:style style:name="T8" style:family="text">
      <style:text-properties style:font-name="Arial1" fo:font-size="9pt" style:font-size-asian="9pt" style:font-name-complex="Arial1" style:font-size-complex="9pt"/>
    </style:style>
    <style:style style:name="T9" style:family="text">
      <style:text-properties style:font-name="Arial1" fo:font-size="11pt" style:font-size-asian="11pt" style:font-name-complex="Arial1" style:font-size-complex="11pt"/>
    </style:style>
    <style:style style:name="T10" style:family="text">
      <style:text-properties style:font-name="Arial1" fo:font-size="11pt" style:font-size-asian="11pt" style:font-size-complex="11pt"/>
    </style:style>
    <style:style style:name="T11" style:family="text">
      <style:text-properties style:font-name="Arial1" fo:font-size="11pt" fo:background-color="#ffff00" style:font-size-asian="11pt" style:font-size-complex="11pt" loext:char-shading-value="0"/>
    </style:style>
    <style:style style:name="T12" style:family="text">
      <style:text-properties style:font-name-asian="Times New Roman" style:font-name-complex="Arial1"/>
    </style:style>
    <style:style style:name="T13" style:family="text">
      <style:text-properties fo:color="#000000" fo:language="zxx" fo:country="none" style:language-asian="zxx" style:country-asian="none"/>
    </style:style>
    <style:style style:name="T14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15" style:family="text">
      <style:text-properties fo:text-transform="lowercase"/>
    </style:style>
    <style:style style:name="T16" style:family="text">
      <style:text-properties fo:text-transform="capitalize"/>
    </style:style>
    <style:style style:name="T17" style:family="text">
      <style:text-properties style:text-position="super 60%"/>
    </style:style>
    <style:style style:name="T18" style:family="text">
      <style:text-properties style:use-window-font-color="true"/>
    </style:style>
    <style:style style:name="T19" style:family="text">
      <style:text-properties style:font-name-complex="Arial1"/>
    </style:style>
    <style:style style:name="T20" style:family="text">
      <style:text-properties fo:background-color="#ffff00" loext:char-shading-value="0"/>
    </style:style>
    <style:style style:name="T21" style:family="text">
      <style:text-properties fo:font-variant="normal" fo:text-transform="none" style:font-name="Arial"/>
    </style:style>
    <style:style style:name="T22" style:family="text">
      <style:text-properties fo:color="#800000"/>
    </style:style>
    <style:style style:name="T23" style:family="text">
      <style:text-properties style:text-outline="false" style:text-line-through-style="none" style:font-name="Liberation Sans" fo:font-style="normal" fo:text-shadow="none" style:text-underline-style="none" fo:font-weight="normal" style:font-style-asian="normal" style:font-weight-asian="normal" style:text-emphasize="non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serviceinstructeur_lib_service"/>
        <text:user-field-decl office:value-type="string" office:string-value="" text:name="serviceinstructeur_numdepins"/>
        <text:user-field-decl office:value-type="string" office:string-value="" text:name="Nonrespectsanctionep93.created"/>
        <text:user-field-decl office:value-type="string" office:string-value="" text:name="Nonrespectsanctionep93.orientstruct_id"/>
        <text:user-field-decl office:value-type="string" office:string-value="" text:name="Passagecommissionep.impressiondecision"/>
        <text:user-field-decl office:value-type="string" office:string-value="" text:name="Passagecommissionep.impressionconvocation"/>
        <text:user-field-decl office:value-type="string" office:string-value="" text:name="structurereferente_lib_struc"/>
        <text:user-field-decl office:value-type="string" office:string-value="" text:name="user_structurereferente_id"/>
        <text:user-field-decl office:value-type="string" office:string-value="" text:name="nonrespectsanctionep93_orientstruct_id"/>
        <text:user-field-decl office:value-type="string" office:string-value="" text:name="passagecommissionep_impressiondecision"/>
        <text:user-field-decl office:value-type="string" office:string-value="" text:name="passagecommissionep_impressionconvocation"/>
        <text:user-field-decl office:value-type="string" office:string-value="" text:name="user_numvoie"/>
        <text:user-field-decl office:value-type="string" office:string-value="" text:name="user_nomvoie"/>
        <text:user-field-decl office:value-type="string" office:string-value="" text:name="user_ville"/>
        <text:user-field-decl office:value-type="string" office:string-value="" text:name="user_referent_id"/>
        <text:user-field-decl office:value-type="string" office:string-value="" text:name="user_isgestionnaire"/>
        <text:user-field-decl office:value-type="string" office:string-value="" text:name="adresse_nomcom"/>
        <text:user-field-decl office:value-type="string" office:string-value="" text:name="adresse_libtypevoi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38"/>
            </table:table-cell>
            <table:table-cell table:style-name="Tableau1.B1" office:value-type="string">
              <text:p text:style-name="P16"/>
            </table:table-cell>
          </table:table-row>
          <table:table-row table:style-name="Tableau1.2">
            <table:table-cell table:style-name="Tableau1.A1" office:value-type="string">
              <text:p text:style-name="P29"/>
            </table:table-cell>
            <table:table-cell table:style-name="Tableau1.B1" office:value-type="string">
              <text:p text:style-name="P39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10">Réf. :<text:span text:style-name="T14"> DPAS/SIS/BADA/SUSPENSION/</text:span><text:span text:style-name="T14"><text:date style:data-style-name="N106" text:date-value="2015-04-23T11:12:37.86">2015</text:date></text:span></text:p>
              <text:p text:style-name="P10"><text:span text:style-name="T13"><text:s text:c="10"/>Matricule CAF : </text:span><text:span text:style-name="T13"><text:user-field-get text:name="dossier_matricule"/></text:span></text:p>
              <text:p text:style-name="P10"><text:text-input text:description="">Affaire suivie par : </text:text-input> <text:span text:style-name="T16"><text:user-field-get text:name="user_prenom">user_prenom</text:user-field-get></text:span> <text:bookmark-start text:name="Texte71"/><text:span text:style-name="T16"><text:user-field-get text:name="user_nom">user_nom</text:user-field-get></text:span><text:bookmark-end text:name="Texte71"/> </text:p>
              <text:p text:style-name="P10"><text:text-input text:description="">Tél. : </text:text-input> <text:user-field-get text:name="user_numtel">user_numtel</text:user-field-get></text:p>
              <text:p text:style-name="P11"/>
              <text:p text:style-name="P11"/>
              <text:p text:style-name="P11"/>
              <text:p text:style-name="P11"/>
              <text:p text:style-name="P6">Bobigny, le <text:date style:data-style-name="N36" text:date-value="2015-04-23T11:12:37.89">23/04/2015</text:date></text:p>
            </table:table-cell>
            <table:table-cell table:style-name="Tableau1.B3" office:value-type="string">
              <text:p text:style-name="P12"><text:user-field-get text:name="adresse_numvoie"/> <text:span text:style-name="T16"><text:user-field-get text:name="adresse_libtypevoie"/></text:span><text:span text:style-name="T16"> </text:span><text:span text:style-name="T16"><text:user-field-get text:name="adresse_nomvoie"/></text:span></text:p>
              <text:p text:style-name="P12"><text:hidden-paragraph text:condition="ooow:adresse_compladr==&quot;&quot;" text:is-hidden="true"/><text:user-field-get text:name="adresse_compladr"/></text:p>
              <text:p text:style-name="P12"><text:hidden-paragraph text:condition="ooow:adresse_complideadr==&quot;&quot;" text:is-hidden="true"/><text:user-field-get text:name="adresse_complideadr"/></text:p>
              <text:p text:style-name="P13"><text:span text:style-name="T12"><text:user-field-get text:name="adresse_codepos"/></text:span><text:span text:style-name="T12"> </text:span><text:span text:style-name="T12"><text:user-field-get text:name="adresse_nomcom"/></text:span></text:p>
            </table:table-cell>
          </table:table-row>
        </table:table>
        <text:p text:style-name="P5"/>
        <text:p text:style-name="P7"><text:user-field-get text:name="personne_qual"/>,</text:p>
        <text:p text:style-name="P14">courrier convocationep-bene-radiépe</text:p>
        <text:p text:style-name="P7"/>
        <text:p text:style-name="P20">Vous êtes allocataire du RSA (revenu de solidarité active). </text:p>
        <text:p text:style-name="P32"/>
        <text:p text:style-name="P33">A ce titre, vous avez reçu du conseil départemental un courrier le <text:span text:style-name="T20"><text:user-field-get text:name="orientstruct_date_valid"/></text:span> <text:span text:style-name="T22">(date de validation orientation)</text:span> vous demandant de contacter <text:span text:style-name="T20"><text:user-field-get text:name="serviceinstructeur_lib_service"/></text:span> <text:span text:style-name="T22">(service instructeur?)</text:span> afin de mettre en place un projet personnalisé d’accès à l’emploi, document faisant la liste de vos démarches d’insertion.</text:p>
        <text:p text:style-name="P32"/>
        <text:p text:style-name="P33">Or à ce jour, vous n’êtes pas inscrit à Pôle Emploi et n’avez pas de projet personnalisé d’accès à l’emploi en cours. Votre situation sera donc examinée le <text:span text:style-name="T20">date EP</text:span> <text:span text:style-name="T10"><text:user-field-get style:data-style-name="N79" text:name="commissionep_dateseance">samedi 30 décembre 1899</text:user-field-get></text:span><text:span text:style-name="T10"> </text:span>en équipe pluridisciplinaire, commission réunissant plusieurs professionnels de l’insertion chargés de se prononcer sur une diminution de votre RSA de 100 €.</text:p>
        <text:p text:style-name="P1"> </text:p>
        <text:p text:style-name="P32"><text:span text:style-name="T2">Avant le </text:span><text:span text:style-name="T4">date EP <text:s/></text:span><text:span text:style-name="T11"><text:user-field-get style:data-style-name="N79" text:name="commissionep_dateseance">samedi 30 décembre 1899</text:user-field-get></text:span><text:span text:style-name="T2">, vous pouvez transmettre vos explications concernant votre situation :</text:span></text:p>
        <text:p text:style-name="P30"><text:span text:style-name="T2">-</text:span><text:span text:style-name="T21">          </text:span><text:span text:style-name="T2">Soit en contactant service référent</text:span> <text:span text:style-name="T2">(</text:span><text:span text:style-name="T4">téléphone</text:span><text:span text:style-name="T2">) </text:span><text:span text:style-name="T2"><text:user-field-get text:name="serviceinstructeur_numdepins"/></text:span><text:span text:style-name="T2">qui les transmettra au </text:span><text:span text:style-name="T2">C</text:span><text:span text:style-name="T2">onseil </text:span><text:span text:style-name="T2">départemental</text:span><text:span text:style-name="T2"> ; </text:span></text:p>
        <text:p text:style-name="P30"><text:span text:style-name="T2">-</text:span><text:span text:style-name="T21">          </text:span><text:span text:style-name="T2">Soit en transmettant directement un courriel au </text:span><text:span text:style-name="T2">C</text:span><text:span text:style-name="T2">onseil </text:span><text:span text:style-name="T2">départemental </text:span><text:span text:style-name="T2">à </text:span><text:a xlink:type="simple" xlink:href="mailto:bada-secretariat@cg93.fr" text:style-name="Internet_20_link"><text:span text:style-name="T5">bada-secretariat@cg93.fr</text:span></text:a><text:span text:style-name="T2">; </text:span></text:p>
        <text:p text:style-name="P30"><text:span text:style-name="T2">-</text:span><text:span text:style-name="T21">          </text:span><text:span text:style-name="T2">Soit en vous présentant directement, </text:span><text:span text:style-name="T4">seul(e)</text:span><text:span text:style-name="T2"> ou </text:span><text:span text:style-name="T4">accompagné(e)</text:span><text:span text:style-name="T2"> de la personne de votre choix, pour être </text:span><text:span text:style-name="T4">entendu(e)</text:span><text:span text:style-name="T2"> par la commission à l’adresse suivante : </text:span></text:p>
        <text:p text:style-name="P31"/>
        <text:p text:style-name="P23"><text:user-field-get text:name="commissionep_lieuseance"/></text:p>
        <text:p text:style-name="P8"><text:user-field-get text:name="commissionep_adresseseance"/></text:p>
        <text:p text:style-name="P27"><text:span text:style-name="T2"><text:user-field-get text:name="commissionep_codepostalseance"/></text:span><text:span text:style-name="T2"> </text:span><text:span text:style-name="T2"><text:user-field-get text:name="commissionep_villeseance"/></text:span></text:p>
        <text:p text:style-name="P1"> </text:p>
        <text:p text:style-name="P34">Je vous prie d’agréer, Civilité, l’assurance de mes salutations distinguées.</text:p>
        <text:p text:style-name="P7"><text:soft-page-break/></text:p>
        <text:p text:style-name="P7"/>
        <text:p text:style-name="P7"/>
        <text:p text:style-name="P7"/>
        <text:p text:style-name="P18">Vous êtes bénéficiaire du Revenu de Solidarité Active (RSA). </text:p>
        <text:p text:style-name="P18">A ce titre, le Président du <text:span text:style-name="T2">C</text:span><text:span text:style-name="T2">onseil </text:span><text:span text:style-name="T2">départemental</text:span> vous a désigné par courrier Pôle Emploi comme service référent pour mettre en œuvre votre parcours d’insertion et l’inscrire dans un Projet Personnalisé d’Accès à l’Emploi (PPAE).</text:p>
        <text:p text:style-name="P19"/>
        <text:p text:style-name="P18">A ce jour, à ma connaissance, vous n’avez pas de PPAE en cours.</text:p>
        <text:p text:style-name="P19"/>
        <text:p text:style-name="P18">Vous disposez d’un délai d’un mois pour signer ou actualiser votre PPAE. Je vous invite donc à prendre contact avec Pôle Emploi.</text:p>
        <text:p text:style-name="P19"/>
        <text:p text:style-name="P18"><text:tab/>- Si vous êtes déjà inscrit(e) à Pôle Emploi, appelez le 39 49<text:span text:style-name="T17">*</text:span> afin de convenir d’un <text:tab/> <text:s text:c="2"/>rendez-vous avec votre conseiller.</text:p>
        <text:p text:style-name="P18"><text:tab/>- Si vous n’êtes pas inscrit(e) à Pôle Emploi, inscrivez-vous sur le site</text:p>
        <text:p text:style-name="P17"><text:span text:style-name="T10"><text:tab/> <text:s text:c="2"/></text:span><text:a xlink:type="simple" xlink:href="http://www.pole-emploi.fr/" text:style-name="Internet_20_link"><text:span text:style-name="T10">www.pole-emploi.fr</text:span></text:a><text:span text:style-name="T10"> ou en appelant le 39 49*.</text:span></text:p>
        <text:p text:style-name="P19"/>
        <text:p text:style-name="P18">En l’absence de PPAE, votre situation sera soumise à la prochaine réunion de l’Equipe Pluridisciplinaire (EP) afin de recueillir son avis sur une éventuelle suspension ou réduction de votre allocation.</text:p>
        <text:p text:style-name="P3">Elle se tiendra le <text:user-field-get style:data-style-name="N79" text:name="commissionep_dateseance">samedi 30 décembre 1899</text:user-field-get>, à <text:user-field-get text:name="commissionep_dateseance_time"/> à l'adresse suivante :</text:p>
        <text:p text:style-name="P23"><text:user-field-get text:name="commissionep_lieuseance"/></text:p>
        <text:p text:style-name="P8"><text:user-field-get text:name="commissionep_adresseseance"/></text:p>
        <text:p text:style-name="P26"><text:user-field-get text:name="commissionep_codepostalseance"/> <text:user-field-get text:name="commissionep_villeseance"/></text:p>
        <text:p text:style-name="P22"/>
        <text:p text:style-name="P21">Vous pourrez, si vous le souhaitez, être <text:span text:style-name="T18"><text:conditional-text text:condition="ooow:personne_qual ==&quot;Monsieur&quot;" text:string-value-if-true="entendu" text:string-value-if-false="entendue" text:current-value="true">entendue</text:conditional-text></text:span><text:span text:style-name="T18"> par cette </text:span>commission et vous faire accompagner par la personne de votre choix.</text:p>
        <text:p text:style-name="P24"/>
        <text:p text:style-name="P25">Toutefois, si vous venez de signer ou d'actualiser votre PPAE, votre situation est régularisée et vous ne devez pas tenir compte de ce courrier.</text:p>
        <text:p text:style-name="P25"/>
        <text:p text:style-name="P7"><text:span text:style-name="T19">Je vous prie de croire, </text:span><text:span text:style-name="T19"><text:user-field-get text:name="personne_qual"/></text:span><text:span text:style-name="T19">, à l'assurance de mes salutations distinguées.</text:span></text:p>
        <text:p text:style-name="P7"/>
        <text:p text:style-name="P36"/>
        <text:p text:style-name="P36"/>
        <text:p text:style-name="P37">Date non respect sanction : </text:p>
        <text:p text:style-name="P28"/>
        <text:p text:style-name="P9"><text:span text:style-name="T23">Nonrespectsanctionep93.orientstruct_id  </text:span><text:span text:style-name="T23">=</text:span><text:span text:style-name="T23"> </text:span><text:span text:style-name="T23"><text:user-field-get text:name="nonrespectsanctionep93_orientstruct_id"/></text:span></text:p>
        <text:p text:style-name="P15"/>
        <text:p text:style-name="P9"><text:span text:style-name="T23">Passagecommissionep.impressiondecision</text:span><text:span text:style-name="T23">= </text:span><text:span text:style-name="T23"><text:user-field-get text:name="passagecommissionep_impressiondecision"/></text:span></text:p>
        <text:p text:style-name="P15"/>
        <text:p text:style-name="P9"><text:span text:style-name="T23">Passagecommissionep.impressionconvocation</text:span><text:span text:style-name="T23">= </text:span><text:span text:style-name="T23"><text:user-field-get text:name="passagecommissionep_impressionconvocation"/></text:span></text:p>
        <text:p text:style-name="P9"><text:soft-page-break/></text:p>
        <text:p text:style-name="P9"><text:span text:style-name="T23">user_structurereferente_id</text:span><text:span text:style-name="T23">=</text:span><text:span text:style-name="T23"><text:user-field-get text:name="user_structurereferente_id"/></text:span></text:p>
        <text:p text:style-name="P9"><text:span text:style-name="T23">user_numvoie</text:span><text:span text:style-name="T23">= </text:span><text:span text:style-name="T23"><text:user-field-get text:name="user_numvoie"/></text:span></text:p>
        <text:p text:style-name="P9"><text:span text:style-name="T23">user_nomvoie</text:span><text:span text:style-name="T23">= </text:span><text:span text:style-name="T23"><text:user-field-get text:name="user_nomvoie"/></text:span></text:p>
        <text:p text:style-name="P9"><text:span text:style-name="T23">user_ville</text:span><text:span text:style-name="T23">= </text:span><text:span text:style-name="T23"><text:user-field-get text:name="user_ville"/></text:span></text:p>
        <text:p text:style-name="P9"><text:span text:style-name="T23">user_referent_id</text:span><text:span text:style-name="T23">=</text:span><text:span text:style-name="T23"><text:user-field-get text:name="user_referent_id"/></text:span></text:p>
        <text:p text:style-name="P9"><text:span text:style-name="T23">user_isgestionnaire</text:span><text:span text:style-name="T23">=</text:span><text:span text:style-name="T23"><text:user-field-get text:name="user_isgestionnaire"/></text:span>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9"/>
        <text:p text:style-name="P15"/>
        <text:p text:style-name="P15"/>
        <text:p text:style-name="P9"/>
        <text:p text:style-name="P35"><text:span text:style-name="T23">structure référente : </text:span><text:span text:style-name="T23"><text:user-field-get text:name="structurereferente_lib_struc"/></text:span></text:p>
        <text:p text:style-name="P15"/>
        <text:p text:style-name="P15"/>
        <text:p text:style-name="P3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loext="urn:org:documentfoundation:names:experimental:office:xmlns:loext:1.0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Liberation Sans" svg:font-family="'Liberation Sans'"/>
    <style:font-face style:name="Tahoma1" svg:font-family="Tahoma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92cm" style:writing-mode="lr-tb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loext:contextual-spacing="false" fo:margin-top="0cm" fo:margin-bottom="0.499cm"/>
    </style:style>
    <style:style style:name="MP2" style:family="paragraph" style:parent-style-name="Header">
      <style:paragraph-properties>
        <style:tab-stops/>
      </style:paragraph-properties>
      <style:text-properties style:font-name="Arial1"/>
    </style:style>
    <style:style style:name="MT1" style:family="text">
      <style:text-properties style:font-name="Times New Roman1" fo:font-size="10pt"/>
    </style:style>
    <style:style style:name="MT2" style:family="text">
      <style:text-properties style:font-name="Arial" fo:font-size="9pt"/>
    </style:style>
    <style:style style:name="MT3" style:family="text">
      <style:text-properties style:font-name="Arial1" style:font-name-complex="Arial1" style:font-size-complex="11pt"/>
    </style:style>
    <style:style style:name="MT4" style:family="text">
      <style:text-properties style:font-name="Arial1" style:font-name-complex="Arial1"/>
    </style:style>
    <style:style style:name="MT5" style:family="text">
      <style:text-properties style:font-name="Arial1" fo:font-size="9pt" style:font-size-asian="9pt" style:font-name-complex="Arial1" style:font-size-complex="9pt"/>
    </style:style>
    <style:style style:name="MT6" style:family="text">
      <style:text-properties style:font-name="Arial1" fo:font-size="11pt" style:font-size-asian="11pt" style:font-name-complex="Arial1" style:font-size-complex="11pt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*</text:span> <text:span text:style-name="MT2">Selon le service, gratuit ou 0,11 € TTC maximum l'appel, hors éventuel surcoût de l'opérateur, voir conditions sur </text:span><text:a xlink:type="simple" xlink:href="http://www.pole-emploi.fr/" text:style-name="Internet_20_link"><text:span text:style-name="MT2">www.pole-emploi.fr</text:span></text:a></text:p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2"/>
        <text:p text:style-name="MP2"/>
        <text:p text:style-name="MP2"/>
        <text:p text:style-name="MP2"/>
        <text:p text:style-name="MP2"/>
      </style:header>
      <style:footer>
        <text:p text:style-name="Footer"><text:span text:style-name="Footnote_20_Symbol"><text:span text:style-name="MT3">A</text:span></text:span><text:span text:style-name="MT4"> </text:span><text:span text:style-name="MT5">Article L. 262-29 du Code de l’action sociale et des familles</text:span></text:p>
        <text:p text:style-name="Footnote"><text:span text:style-name="Footnote_20_Symbol"><text:span text:style-name="MT6">B</text:span></text:span><text:span text:style-name="MT6"> </text:span><text:span text:style-name="MT5">Selon le service, gratuit ou 0,11 € TTC maximum l'appel, hors éventuel surcoût de l'opérateur, voir conditions sur </text:span><text:a xlink:type="simple" xlink:href="http://www.pole-emploi.fr/" text:style-name="Internet_20_link"><text:span text:style-name="Internet_20_link"><text:span text:style-name="MT5">www.pole-emploi.fr</text:span></text:span></text:a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5-04-23T11:12:37.81</dc:date>
    <dc:creator>linda baitech</dc:creator>
    <meta:editing-duration>PT06H29M45S</meta:editing-duration>
    <meta:editing-cycles>111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3" meta:paragraph-count="52" meta:word-count="496" meta:character-count="3426"/>
  </office:meta>
</office:document-meta>
</file>